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8pt" style:text-underline-style="solid" style:text-underline-width="auto" style:text-underline-color="font-color" fo:font-weight="bold" officeooo:rsid="0018576d" officeooo:paragraph-rsid="0018576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18576d" officeooo:paragraph-rsid="0018576d"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Times New Roman" fo:font-size="14pt" officeooo:rsid="0019a084" officeooo:paragraph-rsid="0019a084" style:font-size-asian="14pt" style:font-size-complex="14pt"/>
    </style:style>
    <style:style style:name="P4" style:family="paragraph" style:parent-style-name="Standard">
      <style:paragraph-properties fo:text-align="justify" style:justify-single-word="false"/>
      <style:text-properties style:font-name="Times New Roman" fo:font-size="14pt" officeooo:rsid="001c5b65" officeooo:paragraph-rsid="001c91af" style:font-size-asian="14pt" style:font-size-complex="14pt"/>
    </style:style>
    <style:style style:name="T1" style:family="text">
      <style:text-properties officeooo:rsid="001c91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op Yield Prediction</text:p>
      <text:p text:style-name="P1"/>
      <text:p text:style-name="P1"/>
      <text:p text:style-name="P3"><text:tab/><text:tab/>Agriculture is the backbone of our country and the economic growth of our nation. This project aim to increase the net yield rate of the crop, based on the parameters related to ph value of the soil and atmosphere. This helps us to predict the crop yield and suggest the best crop thereby improving the quality and profitability of the agricultural sector by processing the datasets. The parameters included in the datasets are soil type, temperature, humidity, water level, spacing, depth, soil ph, season, fertilizer and months. This prediction will help the farmers to choose whether the particular crop is suitable for that specific soil. </text:p>
      <text:p text:style-name="P3"/>
      <text:p text:style-name="P3"/>
      <text:p text:style-name="P4">We use a machine-learning method, Random Forests (RF), for its ability to predict crop yield responses to climate and biophysical variables at global and regional scales in comparison with multiple linear regressions (MLR) serving as a benchmark. RF is an effective and versatile machine-learning method for crop yield predictions at regional and global scales for its high accuracy and precision, ease of use, and utility in data analysis.The ability to predict crop yield in response to climate variability at regional scale is crucial for developing agricultural policies, forecasting and analyzing global trade trends, and identifying effective adaptation strategies to climate change. Crop yield variability due to extreme weather events such as drought and high temperatures remains a major concern for farmers, governments, and markets, reinforcing the need for accurate and timely predictions of crop yield in an uncertain climate. In particular, year to year temperature fluctuations have been identified as the main source of uncertainty in crop yield predictions while rapidly increasing global population is making food security an imminent challenge for many governments . </text:p>
      <text:p text:style-name="P4"/>
      <text:p text:style-name="P4"/>
      <text:p text:style-name="P4"><text:span text:style-name="T1">The system focuses on checking the soil quality to predict the crop suitable for cultivation according to their soil type and maximize the crop yield with recommending appropriate fertilizer. It will help farmers to understand the importance of prior crop prediction, to flourish their basic knowledge about soil quality, understanding location-wise weather constraints, in order to achieve high crop yield through our technology solution. Most of the existing system are hardware based which makes them expensive and difficult to maintain. Also they lack to give accurate results. Some systems suggest crop sequence depending on yield rate and market price. The system proposed tries to overcome these drawbacks and predicts crops by analyzing structured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0:16:54.146270245</meta:creation-date>
    <dc:date>2019-02-25T14:02:30.934977194</dc:date>
    <meta:editing-duration>PT1H4M4S</meta:editing-duration>
    <meta:editing-cycles>2</meta:editing-cycles>
    <meta:generator>LibreOffice/5.1.6.2$Linux_X86_64 LibreOffice_project/10m0$Build-2</meta:generator>
    <meta:document-statistic meta:table-count="0" meta:image-count="0" meta:object-count="0" meta:page-count="1" meta:paragraph-count="4" meta:word-count="397" meta:character-count="2613" meta:non-whitespace-character-count="2216"/>
  </office:meta>
</office:document-meta>
</file>